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, добавление и удаление товара из корзины"</text:p>
      <text:p text:style-name="Standard"/>
      <text:p text:style-name="Standard"><text:span text:style-name="T1">Цель: </text:span>Проверить корректность процесса входа в систему с использованием действительных учетных данных, добавить товар в корзину, удостовериться, что бейдж корзины отображается, затем удалить товар из корзины и проверить, что бейдж корзины не отображается после удаления товара.</text:p>
      <text:p text:style-name="Standard"/>
      <text:p text:style-name="P1">Шаги:</text:p>
      <text:p text:style-name="Standard">1. Запустить браузер с использованием webdriver.Chrome() в методе setup_method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, используя submit формы, чтобы выполнить вход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Найти все элементы с классом 'btn_inventory' и добавить каждый в корзину.</text:p>
      <text:p text:style-name="Standard">8. Подождать 3 секунды (используя time.sleep) после каждого добавления товара для завершения анимации или обработки событий.</text:p>
      <text:p text:style-name="Standard">9. Найти все элементы с классом 'shopping_cart_badge' и проверить, что их количество равно 1, и текст каждого элемента не равен '0'.</text:p>
      <text:p text:style-name="Standard">10. Найти все элементы с классом 'btn_secondary' (удаление товаров) и убрать каждый из корзины.</text:p>
      <text:p text:style-name="Standard">11. Подождать 3 секунды (используя time.sleep) после каждого удаления товара для завершения анимации или обработки событий.</text:p>
      <text:p text:style-name="Standard">12. Попытаться найти элементы с классом 'shopping_cart_badge'. Ожидается, что такие элементы не будут найдены.</text:p>
      <text:p text:style-name="Standard">13. Вывести в консоль сообщение об успешном завершении проверок.</text:p>
      <text:p text:style-name="Standard"/>
      <text:p text:style-name="P1">Ожидаемый результат: </text:p>
      <text:p text:style-name="Standard">- После выполнения шагов 1-13 учетные данные успешно используются для входа в систему, товары успешно добавляются и удаляются из корзины, бейдж корзины отображается после добавления товара и не отображается после удаления товара.</text:p>
      <text:p text:style-name="Standard"/>
      <text:p text:style-name="P1">Завершение: </text:p>
      <text:p text:style-name="Standard">- Закрыть браузер после завершения теста в методе teardown_meth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16:43.879000000</dc:date>
    <meta:editing-duration>PT23S</meta:editing-duration>
    <meta:editing-cycles>1</meta:editing-cycles>
    <meta:document-statistic meta:table-count="0" meta:image-count="0" meta:object-count="0" meta:page-count="1" meta:paragraph-count="20" meta:word-count="257" meta:character-count="1923" meta:non-whitespace-character-count="1684"/>
    <meta:generator>LibreOffice/7.4.5.1$Windows_X86_64 LibreOffice_project/9c0871452b3918c1019dde9bfac75448afc4b57f</meta:generator>
  </office:meta>
</office:document-meta>
</file>